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0.42cm" fo:min-width="0.132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428cm" fo:min-width="0.194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4.101cm" fo:min-width="2.54cm"/>
      <style:paragraph-properties style:writing-mode="lr-tb" fo:text-align="center"/>
    </style:style>
    <style:style style:name="gr4" style:family="graphic">
      <style:graphic-properties draw:textarea-horizontal-align="justify" draw:textarea-vertical-align="middle" draw:auto-grow-height="false" fo:min-height="4.101cm" fo:min-width="2.54cm"/>
      <style:paragraph-properties fo:text-align="center"/>
    </style:style>
    <style:style style:name="gr5" style:family="graphic">
      <style:graphic-properties draw:fill="solid" draw:fill-color="#dddddd" draw:textarea-horizontal-align="justify" draw:textarea-vertical-align="middle" draw:auto-grow-height="false" fo:min-height="0.752cm" fo:min-width="2.54cm"/>
      <style:paragraph-properties style:writing-mode="lr-tb" fo:text-align="center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0.677cm" fo:min-width="0.643cm"/>
      <style:paragraph-properties style:writing-mode="lr-tb"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263cm" svg:height="0.48cm" svg:x="2.443cm" svg:y="5.8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Shape 2" draw:style-name="gr1" draw:text-style-name="P1" svg:width="0.263cm" svg:height="0.48cm" svg:x="6.959cm" svg:y="4.912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name="Shape 3" draw:style-name="gr2" draw:text-style-name="P1" svg:width="0.388cm" svg:height="0.489cm" svg:x="2.424cm" svg:y="6.75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it 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shd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kthread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ash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mtr</text:p>
          </table:table-cell>
          <table:table-cell table:number-columns-repeated="4"/>
        </table:table-row>
      </table:table>
      <table:table table:name="virtualization" table:style-name="ta1">
        <table:shapes>
          <draw:custom-shape draw:z-index="0" draw:name="Shape 4" draw:style-name="gr3" draw:text-style-name="P1" svg:width="2.54cm" svg:height="4.101cm" svg:x="2.569cm" svg:y="0.19cm">
            <text:p text:style-name="P1">apache2</text:p>
            <draw:enhanced-geometry svg:viewBox="0 0 21600 21600" draw:type="rectangle" draw:enhanced-path="M 0 0 L 21600 0 21600 21600 0 21600 0 0 Z N"/>
          </draw:custom-shape>
          <draw:custom-shape draw:z-index="1" draw:name="Shape 5" draw:style-name="gr4" draw:text-style-name="P1" svg:width="2.54cm" svg:height="4.101cm" svg:x="5.849cm" svg:y="0.16cm">
            <text:p/>
            <draw:enhanced-geometry svg:viewBox="0 0 21600 21600" draw:type="rectangle" draw:enhanced-path="M 0 0 L 21600 0 21600 21600 0 21600 0 0 Z N"/>
          </draw:custom-shape>
          <draw:custom-shape draw:z-index="2" draw:name="Shape 6" draw:style-name="gr4" draw:text-style-name="P1" svg:width="2.54cm" svg:height="4.101cm" svg:x="8.954cm" svg:y="0.142cm">
            <text:p/>
            <draw:enhanced-geometry svg:viewBox="0 0 21600 21600" draw:type="rectangle" draw:enhanced-path="M 0 0 L 21600 0 21600 21600 0 21600 0 0 Z N"/>
          </draw:custom-shape>
          <draw:custom-shape draw:z-index="3" draw:name="Shape 7" draw:style-name="gr4" draw:text-style-name="P1" svg:width="2.54cm" svg:height="4.101cm" svg:x="2.258cm" svg:y="5.42cm">
            <text:p/>
            <draw:enhanced-geometry svg:viewBox="0 0 21600 21600" draw:type="rectangle" draw:enhanced-path="M 0 0 L 21600 0 21600 21600 0 21600 0 0 Z N"/>
          </draw:custom-shape>
          <draw:custom-shape draw:z-index="4" draw:name="Shape 8" draw:style-name="gr5" draw:text-style-name="P2" svg:width="2.54cm" svg:height="0.752cm" svg:x="2.238cm" svg:y="8.797cm">
            <text:p text:style-name="P1">OS</text:p>
            <draw:enhanced-geometry svg:viewBox="0 0 21600 21600" draw:type="rectangle" draw:enhanced-path="M 0 0 L 21600 0 21600 21600 0 21600 0 0 Z N"/>
          </draw:custom-shape>
          <draw:custom-shape draw:z-index="5" draw:name="Shape 9" draw:style-name="gr5" draw:text-style-name="P2" svg:width="2.54cm" svg:height="0.752cm" svg:x="2.259cm" svg:y="8.092cm">
            <text:p text:style-name="P1">Hypervisor</text:p>
            <draw:enhanced-geometry svg:viewBox="0 0 21600 21600" draw:type="rectangle" draw:enhanced-path="M 0 0 L 21600 0 21600 21600 0 21600 0 0 Z N"/>
          </draw:custom-shape>
          <draw:custom-shape draw:z-index="6" draw:name="Shape 10" draw:style-name="gr6" draw:text-style-name="P3" svg:width="0.643cm" svg:height="0.677cm" svg:x="2.277cm" svg:y="7.451cm">
            <text:p text:style-name="P1">s1</text:p>
            <draw:enhanced-geometry svg:viewBox="0 0 21600 21600" draw:type="rectangle" draw:enhanced-path="M 0 0 L 21600 0 21600 21600 0 21600 0 0 Z N"/>
          </draw:custom-shape>
          <draw:custom-shape draw:z-index="7" draw:name="Shape 11" draw:style-name="gr6" draw:text-style-name="P3" svg:width="0.643cm" svg:height="0.677cm" svg:x="2.949cm" svg:y="7.415cm">
            <text:p text:style-name="P1">s2</text:p>
            <draw:enhanced-geometry svg:viewBox="0 0 21600 21600" draw:type="rectangle" draw:enhanced-path="M 0 0 L 21600 0 21600 21600 0 21600 0 0 Z N"/>
          </draw:custom-shape>
          <draw:custom-shape draw:z-index="8" draw:name="Shape 12" draw:style-name="gr6" draw:text-style-name="P3" svg:width="0.643cm" svg:height="0.677cm" svg:x="3.66cm" svg:y="7.405cm">
            <text:p text:style-name="P1">s3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efor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alization</text:p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virtualization</text:p>
          </table:table-cell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Rent a serv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taineriz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Agil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 Microservice</text:p>
          </table:table-cell>
          <table:table-cell/>
          <table:table-cell office:value-type="string" calcext:value-type="string">
            <text:p>a. Selective sca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. Distribution of servi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. Complexity Red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. Reduced downtim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6:26:23.899321723</meta:creation-date>
    <dc:date>2024-06-20T19:27:51.889157827</dc:date>
    <meta:editing-duration>PT15M16S</meta:editing-duration>
    <meta:editing-cycles>2</meta:editing-cycles>
    <meta:generator>LibreOffice/7.3.7.2$Linux_X86_64 LibreOffice_project/30$Build-2</meta:generator>
    <meta:document-statistic meta:table-count="2" meta:cell-count="21" meta:object-count="12"/>
  </office:meta>
</office:document-meta>
</file>